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5358in" svg:y="0.4575in">
            <draw:object draw:notify-on-update-of-ranges="Sheet1.B2:Sheet1.B8 Sheet1.D2:Sheet1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3.1394in" svg:y="4.4071in">
            <draw:object draw:notify-on-update-of-ranges="Sheet1.C32:Sheet1.C38 Sheet1.E32:Sheet1.E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11.2846in" svg:y="2.7295in">
            <draw:object draw:notify-on-update-of-ranges="Sheet1.O5:Sheet1.O11 Sheet1.Q5:Sheet1.Q11 Sheet1.N14:Sheet1.N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0.8862in" svg:y="7.0665in">
            <draw:object draw:notify-on-update-of-ranges="Sheet1.R56:Sheet1.R62 Sheet1.T56:Sheet1.T6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6.2988in" svg:height="3.5429in" svg:x="5.3728in" svg:y="11.9504in">
            <draw:object draw:notify-on-update-of-ranges="Sheet1.D68:Sheet1.D74 Sheet1.F68:Sheet1.F7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6.2988in" svg:height="3.5429in" svg:x="4.4839in" svg:y="9.1059in">
            <draw:object draw:notify-on-update-of-ranges="Sheet1.E52:Sheet1.E58 Sheet1.B52:Sheet1.B5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/>
          <table:table-cell table:style-name="pd1" office:value-type="string" calcext:value-type="string">
            <text:p>Height</text:p>
          </table:table-cell>
          <table:table-cell table:style-name="pd1" office:value-type="string" calcext:value-type="string">
            <text:p>T</text:p>
          </table:table-cell>
          <table:table-cell table:style-name="pd1" office:value-type="string" calcext:value-type="string">
            <text:p>$\omega^2$</text:p>
          </table:table-cell>
          <table:table-cell table:number-columns-repeated="16"/>
        </table:table-row>
        <table:table-row table:style-name="ro1">
          <table:table-cell table:style-name="pd1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.072" calcext:value-type="float">
            <text:p>1.072</text:p>
          </table:table-cell>
          <table:table-cell office:value-type="float" office:value="37.212195" calcext:value-type="float">
            <text:p>37.212195</text:p>
          </table:table-cell>
          <table:table-cell table:number-columns-repeated="16"/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.096" calcext:value-type="float">
            <text:p>1.096</text:p>
          </table:table-cell>
          <table:table-cell office:value-type="float" office:value="32.8653777541736" calcext:value-type="float">
            <text:p>32.8653777541736</text:p>
          </table:table-cell>
          <table:table-cell table:number-columns-repeated="16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.104" calcext:value-type="float">
            <text:p>1.104</text:p>
          </table:table-cell>
          <table:table-cell office:value-type="float" office:value="32.3907936918759" calcext:value-type="float">
            <text:p>32.3907936918759</text:p>
          </table:table-cell>
          <table:table-cell table:number-columns-repeated="9"/>
          <table:table-cell table:style-name="ce3"/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𝜔2ω2</text:p>
          </table:table-cell>
          <table:table-cell table:number-columns-repeated="3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1.136" calcext:value-type="float">
            <text:p>1.136</text:p>
          </table:table-cell>
          <table:table-cell office:value-type="float" office:value="30.591662" calcext:value-type="float">
            <text:p>30.591662</text:p>
          </table:table-cell>
          <table:table-cell table:number-columns-repeated="9"/>
          <table:table-cell table:style-name="ce1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0.552" calcext:value-type="float">
            <text:p>0.552</text:p>
          </table:table-cell>
          <table:table-cell table:style-name="ce2" office:value-type="float" office:value="129.563175" calcext:value-type="float">
            <text:p>129.563175</text:p>
          </table:table-cell>
          <table:table-cell table:number-columns-repeated="3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.184" calcext:value-type="float">
            <text:p>1.184</text:p>
          </table:table-cell>
          <table:table-cell office:value-type="float" office:value="28.1615355673888" calcext:value-type="float">
            <text:p>28.1615355673888</text:p>
          </table:table-cell>
          <table:table-cell table:number-columns-repeated="9"/>
          <table:table-cell table:style-name="ce1" office:value-type="float" office:value="1" calcext:value-type="float">
            <text:p>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.584" calcext:value-type="float">
            <text:p>0.584</text:p>
          </table:table-cell>
          <table:table-cell table:style-name="ce2" office:value-type="float" office:value="115.753476" calcext:value-type="float">
            <text:p>115.753476</text:p>
          </table:table-cell>
          <table:table-cell table:number-columns-repeated="3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.232" calcext:value-type="float">
            <text:p>1.232</text:p>
          </table:table-cell>
          <table:table-cell office:value-type="float" office:value="26.0098783550382" calcext:value-type="float">
            <text:p>26.0098783550382</text:p>
          </table:table-cell>
          <table:table-cell table:number-columns-repeated="9"/>
          <table:table-cell table:style-name="ce1" office:value-type="float" office:value="2" calcext:value-type="float">
            <text:p>2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.592" calcext:value-type="float">
            <text:p>0.592</text:p>
          </table:table-cell>
          <table:table-cell table:style-name="ce2" office:value-type="float" office:value="112.646142" calcext:value-type="float">
            <text:p>112.646142</text:p>
          </table:table-cell>
          <table:table-cell table:number-columns-repeated="3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.336" calcext:value-type="float">
            <text:p>1.336</text:p>
          </table:table-cell>
          <table:table-cell table:style-name="ce2" office:value-type="float" office:value="22.520798" calcext:value-type="float">
            <text:p>22.520798</text:p>
          </table:table-cell>
          <table:table-cell table:number-columns-repeated="9"/>
          <table:table-cell table:style-name="ce1" office:value-type="float" office:value="3" calcext:value-type="float">
            <text:p>3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0.608" calcext:value-type="float">
            <text:p>0.608</text:p>
          </table:table-cell>
          <table:table-cell table:style-name="ce2" office:value-type="float" office:value="106.795408" calcext:value-type="float">
            <text:p>106.795408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ce1" office:value-type="float" office:value="4" calcext:value-type="float">
            <text:p>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.648" calcext:value-type="float">
            <text:p>0.648</text:p>
          </table:table-cell>
          <table:table-cell table:style-name="ce2" office:value-type="float" office:value="94.017722" calcext:value-type="float">
            <text:p>94.017722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ce1" office:value-type="float" office:value="5" calcext:value-type="float">
            <text:p>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0.664" calcext:value-type="float">
            <text:p>0.664</text:p>
          </table:table-cell>
          <table:table-cell table:style-name="ce2" office:value-type="float" office:value="89.541338" calcext:value-type="float">
            <text:p>89.541338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ce1" office:value-type="float" office:value="6" calcext:value-type="float">
            <text:p>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696" calcext:value-type="float">
            <text:p>0.696</text:p>
          </table:table-cell>
          <table:table-cell table:style-name="ce2" office:value-type="float" office:value="81.496932" calcext:value-type="float">
            <text:p>81.496932</text:p>
          </table:table-cell>
          <table:table-cell table:number-columns-repeated="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3"/>
          <table:table-cell table:style-name="ce2" office:value-type="float" office:value="22.520798" calcext:value-type="float">
            <text:p>22.520798</text:p>
          </table:table-cell>
          <table:table-cell table:number-columns-repeated="6"/>
        </table:table-row>
        <table:table-row table:style-name="ro1" table:number-rows-repeated="16">
          <table:table-cell table:number-columns-repeated="2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T</text:p>
          </table:table-cell>
          <table:table-cell office:value-type="string" calcext:value-type="string">
            <text:p>W^2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0.712" calcext:value-type="float">
            <text:p>0.712</text:p>
          </table:table-cell>
          <table:table-cell table:style-name="ce2" office:value-type="float" office:value="77.875303" calcext:value-type="float">
            <text:p>77.875303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.728" calcext:value-type="float">
            <text:p>0.728</text:p>
          </table:table-cell>
          <table:table-cell table:style-name="ce2" office:value-type="float" office:value="74.489829" calcext:value-type="float">
            <text:p>74.489829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.736" calcext:value-type="float">
            <text:p>0.736</text:p>
          </table:table-cell>
          <table:table-cell table:style-name="ce2" office:value-type="float" office:value="72.879286" calcext:value-type="float">
            <text:p>72.879286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0.784" calcext:value-type="float">
            <text:p>0.784</text:p>
          </table:table-cell>
          <table:table-cell table:style-name="ce2" office:value-type="float" office:value="64.228475" calcext:value-type="float">
            <text:p>64.228475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.816" calcext:value-type="float">
            <text:p>0.816</text:p>
          </table:table-cell>
          <table:table-cell table:style-name="ce2" office:value-type="float" office:value="59.289723" calcext:value-type="float">
            <text:p>59.289723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0.824" calcext:value-type="float">
            <text:p>0.824</text:p>
          </table:table-cell>
          <table:table-cell table:style-name="ce2" office:value-type="float" office:value="58.144055" calcext:value-type="float">
            <text:p>58.144055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888" calcext:value-type="float">
            <text:p>0.888</text:p>
          </table:table-cell>
          <table:table-cell table:style-name="ce2" office:value-type="float" office:value="50.064952" calcext:value-type="float">
            <text:p>50.064952</text:p>
          </table:table-cell>
          <table:table-cell table:number-columns-repeated="15"/>
        </table:table-row>
        <table:table-row table:style-name="ro1" table:number-rows-repeated="12">
          <table:table-cell table:number-columns-repeated="20"/>
        </table:table-row>
        <table:table-row table:style-name="ro1">
          <table:table-cell/>
          <table:table-cell office:value-type="string" calcext:value-type="string">
            <text:p>h in 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^2</text:p>
          </table:table-cell>
          <table:table-cell table:number-columns-repeated="15"/>
        </table:table-row>
        <table:table-row table:style-name="ro1">
          <table:table-cell/>
          <table:table-cell table:formula="of:=[.C52]/100" office:value-type="float" office:value="0.8" calcext:value-type="float">
            <text:p>0.8</text:p>
          </table:table-cell>
          <table:table-cell table:style-name="ce2" office:value-type="float" office:value="80" calcext:value-type="float">
            <text:p>80</text:p>
          </table:table-cell>
          <table:table-cell office:value-type="float" office:value="6.12" calcext:value-type="float">
            <text:p>6.12</text:p>
          </table:table-cell>
          <table:table-cell table:formula="of:=[.D52]*[.D52]" office:value-type="float" office:value="37.4544" calcext:value-type="float">
            <text:p>37.4544</text:p>
          </table:table-cell>
          <table:table-cell table:number-columns-repeated="15"/>
        </table:table-row>
        <table:table-row table:style-name="ro1">
          <table:table-cell/>
          <table:table-cell table:formula="of:=[.C53]/100" office:value-type="float" office:value="0.75" calcext:value-type="float">
            <text:p>0.7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5.97" calcext:value-type="float">
            <text:p>5.97</text:p>
          </table:table-cell>
          <table:table-cell table:formula="of:=[.D53]*[.D53]" office:value-type="float" office:value="35.6409" calcext:value-type="float">
            <text:p>35.6409</text:p>
          </table:table-cell>
          <table:table-cell table:number-columns-repeated="15"/>
        </table:table-row>
        <table:table-row table:style-name="ro1">
          <table:table-cell/>
          <table:table-cell table:formula="of:=[.C54]/100" office:value-type="float" office:value="0.7" calcext:value-type="float">
            <text:p>0.7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5.53" calcext:value-type="float">
            <text:p>5.53</text:p>
          </table:table-cell>
          <table:table-cell table:formula="of:=[.D54]*[.D54]" office:value-type="float" office:value="30.5809" calcext:value-type="float">
            <text:p>30.5809</text:p>
          </table:table-cell>
          <table:table-cell table:number-columns-repeated="15"/>
        </table:table-row>
        <table:table-row table:style-name="ro1">
          <table:table-cell/>
          <table:table-cell table:formula="of:=[.C55]/100" office:value-type="float" office:value="0.65" calcext:value-type="float">
            <text:p>0.6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5.47" calcext:value-type="float">
            <text:p>5.47</text:p>
          </table:table-cell>
          <table:table-cell table:formula="of:=[.D55]*[.D55]" office:value-type="float" office:value="29.9209" calcext:value-type="float">
            <text:p>29.9209</text:p>
          </table:table-cell>
          <table:table-cell table:number-columns-repeated="11"/>
          <table:table-cell table:style-name="ce1"/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t</text:p>
          </table:table-cell>
          <table:table-cell office:value-type="string" calcext:value-type="string">
            <text:p>W^2</text:p>
          </table:table-cell>
        </table:table-row>
        <table:table-row table:style-name="ro1">
          <table:table-cell/>
          <table:table-cell table:formula="of:=[.C56]/100" office:value-type="float" office:value="0.6" calcext:value-type="float">
            <text:p>0.6</text:p>
          </table:table-cell>
          <table:table-cell table:style-name="ce2" office:value-type="float" office:value="60" calcext:value-type="float">
            <text:p>60</text:p>
          </table:table-cell>
          <table:table-cell office:value-type="float" office:value="5.12" calcext:value-type="float">
            <text:p>5.12</text:p>
          </table:table-cell>
          <table:table-cell table:formula="of:=[.D56]*[.D56]" office:value-type="float" office:value="26.2144" calcext:value-type="float">
            <text:p>26.2144</text:p>
          </table:table-cell>
          <table:table-cell table:number-columns-repeated="11"/>
          <table:table-cell table:style-name="ce1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office:value-type="float" office:value="37.212195" calcext:value-type="float">
            <text:p>37.212195</text:p>
          </table:table-cell>
        </table:table-row>
        <table:table-row table:style-name="ro1">
          <table:table-cell/>
          <table:table-cell table:formula="of:=[.C57]/100" office:value-type="float" office:value="0.55" calcext:value-type="float">
            <text:p>0.5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4.82" calcext:value-type="float">
            <text:p>4.82</text:p>
          </table:table-cell>
          <table:table-cell table:formula="of:=[.D57]*[.D57]" office:value-type="float" office:value="23.2324" calcext:value-type="float">
            <text:p>23.2324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.096" calcext:value-type="float">
            <text:p>1.096</text:p>
          </table:table-cell>
          <table:table-cell table:style-name="ce2" office:value-type="float" office:value="32.865378" calcext:value-type="float">
            <text:p>32.865378</text:p>
          </table:table-cell>
        </table:table-row>
        <table:table-row table:style-name="ro1">
          <table:table-cell/>
          <table:table-cell table:formula="of:=[.C58]/100" office:value-type="float" office:value="0.5" calcext:value-type="float">
            <text:p>0.5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4.78" calcext:value-type="float">
            <text:p>4.78</text:p>
          </table:table-cell>
          <table:table-cell table:formula="of:=[.D58]*[.D58]" office:value-type="float" office:value="22.8484" calcext:value-type="float">
            <text:p>22.8484</text:p>
          </table:table-cell>
          <table:table-cell table:number-columns-repeated="11"/>
          <table:table-cell table:style-name="ce1" office:value-type="float" office:value="2" calcext:value-type="float">
            <text:p>2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.094" calcext:value-type="float">
            <text:p>1.094</text:p>
          </table:table-cell>
          <table:table-cell table:style-name="ce2" office:value-type="float" office:value="32.985654" calcext:value-type="float">
            <text:p>32.985654</text:p>
          </table:table-cell>
        </table:table-row>
        <table:table-row table:style-name="ro1">
          <table:table-cell table:number-columns-repeated="16"/>
          <table:table-cell table:style-name="ce1" office:value-type="float" office:value="3" calcext:value-type="float">
            <text:p>3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.136" calcext:value-type="float">
            <text:p>1.136</text:p>
          </table:table-cell>
          <table:table-cell table:style-name="ce2" office:value-type="float" office:value="30.591662" calcext:value-type="float">
            <text:p>30.591662</text:p>
          </table:table-cell>
        </table:table-row>
        <table:table-row table:style-name="ro1">
          <table:table-cell table:number-columns-repeated="16"/>
          <table:table-cell table:style-name="ce1" office:value-type="float" office:value="4" calcext:value-type="float">
            <text:p>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.216" calcext:value-type="float">
            <text:p>1.216</text:p>
          </table:table-cell>
          <table:table-cell table:style-name="ce2" office:value-type="float" office:value="26.698852" calcext:value-type="float">
            <text:p>26.698852</text:p>
          </table:table-cell>
        </table:table-row>
        <table:table-row table:style-name="ro1">
          <table:table-cell table:number-columns-repeated="16"/>
          <table:table-cell table:style-name="ce1" office:value-type="float" office:value="5" calcext:value-type="float">
            <text:p>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.232" calcext:value-type="float">
            <text:p>1.232</text:p>
          </table:table-cell>
          <table:table-cell table:style-name="ce2" office:value-type="float" office:value="26.009878" calcext:value-type="float">
            <text:p>26.009878</text:p>
          </table:table-cell>
        </table:table-row>
        <table:table-row table:style-name="ro1">
          <table:table-cell table:number-columns-repeated="16"/>
          <table:table-cell table:style-name="ce1" office:value-type="float" office:value="6" calcext:value-type="float">
            <text:p>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.332" calcext:value-type="float">
            <text:p>1.332</text:p>
          </table:table-cell>
          <table:table-cell table:style-name="ce2" office:value-type="float" office:value="22.25109" calcext:value-type="float">
            <text:p>22.25109</text:p>
          </table:table-cell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2"/>
          <table:table-cell table:style-name="ce3"/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𝜔2ω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office:value-type="float" office:value="37.212195" calcext:value-type="float">
            <text:p>37.21219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.094" calcext:value-type="float">
            <text:p>1.094</text:p>
          </table:table-cell>
          <table:table-cell table:style-name="ce2" office:value-type="float" office:value="32.985654" calcext:value-type="float">
            <text:p>32.98565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.216" calcext:value-type="float">
            <text:p>1.216</text:p>
          </table:table-cell>
          <table:table-cell table:style-name="ce2" office:value-type="float" office:value="26.698852" calcext:value-type="float">
            <text:p>26.69885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.332" calcext:value-type="float">
            <text:p>1.332</text:p>
          </table:table-cell>
          <table:table-cell table:style-name="ce2" office:value-type="float" office:value="22.25109" calcext:value-type="float">
            <text:p>22.2510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.428" calcext:value-type="float">
            <text:p>1.428</text:p>
          </table:table-cell>
          <table:table-cell table:style-name="ce2" office:value-type="float" office:value="19.359909" calcext:value-type="float">
            <text:p>19.35990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/>
          <table:table-cell table:style-name="ce2" table:number-columns-repeated="3"/>
          <table:table-cell table:number-columns-repeated="14"/>
        </table:table-row>
        <table:table-row table:style-name="ro1">
          <table:table-cell table:number-columns-repeated="2"/>
          <table:table-cell table:style-name="ce1"/>
          <table:table-cell table:style-name="ce2" table:number-columns-repeated="3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 style:data-style-name="N2" text:time-value="11:31:58.5251220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2.2$Linux_X86_64 LibreOffice_project/00$Build-2</meta:generator>
    <dc:date>2020-10-20T11:36:00.103839253</dc:date>
    <meta:editing-duration>PT5H48M54S</meta:editing-duration>
    <meta:editing-cycles>3</meta:editing-cycles>
    <meta:document-statistic meta:table-count="1" meta:cell-count="180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circle" chart:symbol-width="0.15cm" chart:symbol-height="0.1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1.B2:Sheet1.B8 Sheet1.D2:Sheet1.D8" svg:x="0.32cm" svg:y="0.18cm" svg:width="11.264cm" svg:height="8.64cm">
          <chart:coordinate-region svg:x="0.941cm" svg:y="0.379cm" svg:width="10.45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8" chart:class="chart:scatter">
            <chart:domain table:cell-range-address="Sheet1.B2:Sheet1.B8"/>
            <chart:regression-curve chart:style-name="ch8">
              <chart:equation chart:display-equation="true" chart:display-r-square="true" svg:x="0.901cm" svg:y="0.477cm"/>
            </chart:regression-curve>
            <chart:data-point chart:repeated="3"/>
            <chart:data-point chart:style-name="ch9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Sheet1.B2:Sheet1.B8</svg:desc>
                </draw:g>
              </table:table-cell>
              <table:table-cell office:value-type="float" office:value="37.212195">
                <text:p>37.212195</text:p>
                <draw:g>
                  <svg:desc>Sheet1.D2:Sheet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32.8653777541736">
                <text:p>32.8653777541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32.3907936918759">
                <text:p>32.39079369187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30.591662">
                <text:p>30.5916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28.1615355673888">
                <text:p>28.1615355673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26.0098783550382">
                <text:p>26.00987835503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22.520798">
                <text:p>22.5207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1.C32:Sheet1.C38 Sheet1.E32:Sheet1.E38" svg:x="2.765cm" svg:y="-0.139cm" svg:width="11.263cm" svg:height="8.639cm">
          <chart:coordinate-region svg:x="3.387cm" svg:y="0.06cm" svg:width="10.455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32:Sheet1.E38" chart:class="chart:scatter">
            <chart:domain table:cell-range-address="Sheet1.C32:Sheet1.C38"/>
            <chart:regression-curve chart:style-name="ch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Sheet1.C32:Sheet1.C38</svg:desc>
                </draw:g>
              </table:table-cell>
              <table:table-cell office:value-type="float" office:value="77.875303">
                <text:p>77.875303</text:p>
                <draw:g>
                  <svg:desc>Sheet1.E32:Sheet1.E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74.489829">
                <text:p>74.4898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72.879286">
                <text:p>72.879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64.228475">
                <text:p>64.228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59.289723">
                <text:p>59.2897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58.144055">
                <text:p>58.1440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50.064952">
                <text:p>50.0649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876cm" svg:y="3.954cm" style:legend-expansion="high" chart:style-name="ch2"/>
        <chart:plot-area chart:style-name="ch3" table:cell-range-address="Sheet1.O5:Sheet1.O11 Sheet1.Q5:Sheet1.Q11 Sheet1.N14:Sheet1.N14" chart:data-source-has-labels="row" svg:x="0.319cm" svg:y="0.18cm" svg:width="11.238cm" svg:height="8.645cm">
          <chart:coordinate-region svg:x="0.94cm" svg:y="0.379cm" svg:width="10.244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O5:Sheet1.O11 Sheet1.Q5:Sheet1.Q11 Sheet1.N14:Sheet1.N14" chart:class="chart:scatter">
            <chart:regression-curve chart:style-name="ch8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 Column Q 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Sheet1.O5:Sheet1.O11 Sheet1.Q5:Sheet1.Q11 Sheet1.N14:Sheet1.N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9.563175">
                <text:p>129.563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.753476">
                <text:p>115.7534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2.646142">
                <text:p>112.6461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6.795408">
                <text:p>106.7954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4.017722">
                <text:p>94.0177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.541338">
                <text:p>89.5413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.496932">
                <text:p>81.4969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.520798">
                <text:p>22.5207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1.904cm" svg:y="3.952cm" style:legend-expansion="high" chart:style-name="ch2"/>
        <chart:plot-area chart:style-name="ch3" table:cell-range-address="Sheet1.E52:Sheet1.E58 Sheet1.B52:Sheet1.B58" svg:x="0.32cm" svg:y="0.18cm" svg:width="11.264cm" svg:height="8.64cm">
          <chart:coordinate-region svg:x="1.047cm" svg:y="0.379cm" svg:width="10.35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2:Sheet1.B58" chart:class="chart:scatter">
            <chart:domain table:cell-range-address="Sheet1.E52:Sheet1.E58"/>
            <chart:regression-curve chart:style-name="ch8">
              <chart:equation chart:display-equation="true" chart:display-r-square="false" svg:x="0.902cm" svg:y="0.535cm"/>
            </chart:regression-curve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.4544">
                <text:p>37.4544</text:p>
                <draw:g>
                  <svg:desc>Sheet1.E52:Sheet1.E58</svg:desc>
                </draw:g>
              </table:table-cell>
              <table:table-cell office:value-type="float" office:value="0.8">
                <text:p>0.8</text:p>
                <draw:g>
                  <svg:desc>Sheet1.B52:Sheet1.B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.6409">
                <text:p>35.640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5809">
                <text:p>30.580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9209">
                <text:p>29.920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.2144">
                <text:p>26.214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2324">
                <text:p>23.232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8484">
                <text:p>22.8484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31cm" svg:y="3.952cm" style:legend-expansion="high" chart:style-name="ch2"/>
        <chart:plot-area chart:style-name="ch3" table:cell-range-address="Sheet1.R56:Sheet1.R62 Sheet1.T56:Sheet1.T62" svg:x="0.32cm" svg:y="0.18cm" svg:width="11.291cm" svg:height="8.64cm">
          <chart:coordinate-region svg:x="0.941cm" svg:y="0.379cm" svg:width="10.48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T56:Sheet1.T62" chart:class="chart:scatter">
            <chart:domain table:cell-range-address="Sheet1.R56:Sheet1.R62"/>
            <chart:regression-curve chart:style-name="ch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Sheet1.R56:Sheet1.R62</svg:desc>
                </draw:g>
              </table:table-cell>
              <table:table-cell office:value-type="float" office:value="37.212195">
                <text:p>37.212195</text:p>
                <draw:g>
                  <svg:desc>Sheet1.T56:Sheet1.T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32.865378">
                <text:p>32.8653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32.985654">
                <text:p>32.9856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30.591662">
                <text:p>30.5916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26.698852">
                <text:p>26.6988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26.009878">
                <text:p>26.0098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22.25109">
                <text:p>22.251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31cm" svg:y="3.952cm" style:legend-expansion="high" chart:style-name="ch2"/>
        <chart:plot-area chart:style-name="ch3" table:cell-range-address="Sheet1.D68:Sheet1.D74 Sheet1.F68:Sheet1.F74" svg:x="0.32cm" svg:y="0.18cm" svg:width="11.291cm" svg:height="8.64cm">
          <chart:coordinate-region svg:x="0.941cm" svg:y="0.379cm" svg:width="10.48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68:Sheet1.F74" chart:class="chart:scatter">
            <chart:domain table:cell-range-address="Sheet1.D68:Sheet1.D74"/>
            <chart:regression-curve chart:style-name="ch8">
              <chart:equation chart:display-equation="true" chart:display-r-square="true" svg:x="1.096cm" svg:y="0.587cm"/>
            </chart:regression-curve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Sheet1.D68:Sheet1.D74</svg:desc>
                </draw:g>
              </table:table-cell>
              <table:table-cell office:value-type="float" office:value="37.212195">
                <text:p>37.212195</text:p>
                <draw:g>
                  <svg:desc>Sheet1.F68:Sheet1.F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32.985654">
                <text:p>32.9856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26.698852">
                <text:p>26.6988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2.25109">
                <text:p>22.251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9.359909">
                <text:p>19.3599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